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 style:list-style-name="L1">
      <style:text-properties style:font-name="Arial"/>
    </style:style>
    <style:style style:name="P4" style:family="paragraph" style:parent-style-name="Text_20_body" style:list-style-name="L2">
      <style:text-properties style:font-name="Arial"/>
    </style:style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Text_20_body" style:list-style-name="L1">
      <style:paragraph-properties fo:margin-top="0cm" fo:margin-bottom="0cm"/>
      <style:text-properties style:font-name="Arial"/>
    </style:style>
    <style:style style:name="P7" style:family="paragraph" style:parent-style-name="Text_20_body" style:list-style-name="L2">
      <style:paragraph-properties fo:margin-top="0cm" fo:margin-bottom="0cm"/>
      <style:text-properties style:font-name="Arial"/>
    </style:style>
    <style:style style:name="P8" style:family="paragraph" style:parent-style-name="Text_20_body" style:list-style-name="L3">
      <style:paragraph-properties fo:margin-top="0cm" fo:margin-bottom="0cm"/>
      <style:text-properties style:font-name="Arial"/>
    </style:style>
    <style:style style:name="P9" style:family="paragraph" style:parent-style-name="Heading_20_2">
      <style:paragraph-properties fo:text-align="center" style:justify-single-word="false"/>
      <style:text-properties fo:color="#800000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T2. Identificación de elementos y espacios de una red local</text:h>
      <text:h text:style-name="P9" text:outline-level="2">Orientaciones sobre la unidad</text:h>
      <text:h text:style-name="Heading_20_3" text:outline-level="3">Contenidos</text:h>
      <text:p text:style-name="P2">En esta unidad vamos a estudiar algunos de los pasos necesarios para la instalación física de una red local. </text:p>
      <text:p text:style-name="P2"/>
      <text:p text:style-name="P2">Antes que nada veremos qué se define en el nivel físico del modelo de comunicaciones OSI y los diferentes tipos de transmisión de datos que se pueden emplear</text:p>
      <text:p text:style-name="P2"/>
      <text:p text:style-name="P2">A continuación comprobaremos que uno de los elementos fundamentales para conectar los ordenadores de una red local entre sí son los <text:span text:style-name="T1">medios de transmisión </text:span>por lo cuáles va a circular la información. </text:p>
      <text:p text:style-name="P2"/>
      <text:p text:style-name="P2">Otro aspecto importante es el <text:span text:style-name="T1">tipo de red local</text:span> que vamos a utilizar. Veremos que existen numerosos tipos de redes como son la <text:span text:style-name="T1">Ethernet, Wifi, Token_Ring, FDDI, ATM, etc</text:span> todas caracterizadas por usar elementos y funcionamiento totalmente diferente. Veremos con más detalle Ethernet pues es la tecnología más utilizada en las redes locales que se instalan actualmente.</text:p>
      <text:p text:style-name="P2"/>
      <text:p text:style-name="P2">De cada tipo de red existen distintas tecnologías que se distinguen según el <text:span text:style-name="T1">medio</text:span> de transmisión a utilizar, la <text:span text:style-name="T1">velocidad</text:span> de transmisión, <text:span text:style-name="T1">longitud máxima</text:span> de nuestra red, etc. </text:p>
      <text:p text:style-name="P2"/>
      <text:p text:style-name="P2">Comprobaremos que antes de proceder a la instalación física de nuestra red tenemos que realizar un <text:span text:style-name="T1">estudio previo</text:span> que recoja todas las <text:span text:style-name="T1">necesidades</text:span>, <text:span text:style-name="T1">factores de costo</text:span> y <text:span text:style-name="T1">opciones</text:span> de implementación de nuestra red. </text:p>
      <text:p text:style-name="P2"/>
      <text:p text:style-name="P2">Se debe planificar y diseñar nuestra red. Una vez realizado el diseño propuesto se procede a la <text:span text:style-name="T1">instalación física</text:span> de la red. </text:p>
      <text:p text:style-name="P2"/>
      <text:p text:style-name="P2">El siguiente paso sería la preparación de un lugar especial donde <text:span text:style-name="T1">centralizar</text:span> los <text:span text:style-name="T1">servicios de red</text:span> y <text:span text:style-name="T1">comunicaciones</text:span>. </text:p>
      <text:p text:style-name="P2"/>
      <text:p text:style-name="P2">Para terminar veremos en qué cosiste el proceso de certificación que verifica el buen funcionamiento de la red local. </text:p>
      <text:p text:style-name="P2"/>
      <text:h text:style-name="Heading_20_3" text:outline-level="3"><text:soft-page-break/></text:h>
      <text:h text:style-name="Heading_20_3" text:outline-level="3"/>
      <text:h text:style-name="Heading_20_3" text:outline-level="3">Índice de contenidos</text:h>
      <text:list xml:id="list804944715" text:style-name="L1">
        <text:list-item>
          <text:list>
            <text:list-header>
              <text:p text:style-name="P5"/>
            </text:list-header>
          </text:list>
        </text:list-item>
        <text:list-item>
          <text:p text:style-name="P6">LA CAPA FÍSICA OSI</text:p>
          <text:list>
            <text:list-item>
              <text:p text:style-name="P6">Definición y características</text:p>
            </text:list-item>
            <text:list-item>
              <text:p text:style-name="P6">Tipos de comunicación</text:p>
              <text:list>
                <text:list-item>
                  <text:p text:style-name="P6">Serie /paralelo</text:p>
                </text:list-item>
                <text:list-item>
                  <text:p text:style-name="P6">Síncrona/asíncrona</text:p>
                </text:list-item>
                <text:list-item>
                  <text:p text:style-name="P6">Simplex/half-duple/full-duplex</text:p>
                </text:list-item>
              </text:list>
            </text:list-item>
          </text:list>
        </text:list-item>
        <text:list-item>
          <text:p text:style-name="P6">MEDIOS DE TRANSMISIÓN </text:p>
          <text:list>
            <text:list-item>
              <text:p text:style-name="P6">Par trenzado </text:p>
            </text:list-item>
            <text:list-item>
              <text:p text:style-name="P6">Coaxial </text:p>
            </text:list-item>
            <text:list-item>
              <text:p text:style-name="P6">Fibra óptica </text:p>
            </text:list-item>
          </text:list>
        </text:list-item>
        <text:list-item>
          <text:p text:style-name="P6">RED ETHERNET </text:p>
          <text:list>
            <text:list-item>
              <text:p text:style-name="P6">Tipos de Ethernet I </text:p>
            </text:list-item>
            <text:list-item>
              <text:p text:style-name="P6">Tipos de Ethernet II </text:p>
            </text:list-item>
            <text:list-item>
              <text:p text:style-name="P6">Colisiones en Ethernet </text:p>
            </text:list-item>
            <text:list-item>
              <text:p text:style-name="P6">Hub o concentrador </text:p>
            </text:list-item>
            <text:list-item>
              <text:p text:style-name="P6">Switch o conmutador </text:p>
            </text:list-item>
          </text:list>
        </text:list-item>
        <text:list-item>
          <text:p text:style-name="P6">PLANIFICACIÓN DE REDES </text:p>
          <text:list>
            <text:list-item>
              <text:p text:style-name="P6">Cableado estructurado </text:p>
              <text:list>
                <text:list-item>
                  <text:p text:style-name="P6">ÁREAS DE TRABAJO O LOCALIZACIÓN DE CADA PUESTO DE TRABAJO </text:p>
                </text:list-item>
                <text:list-item>
                  <text:p text:style-name="P6">SUBSISTEMA DISTRIBUIDOR O ADMINISTRADOR </text:p>
                </text:list-item>
                <text:list-item>
                  <text:p text:style-name="P6">CUARTOS DE TELECOMUNICACIONES </text:p>
                </text:list-item>
                <text:list-item>
                  <text:p text:style-name="P6">SUBSISTEMA HORIZONTAL O DE PLANTA </text:p>
                </text:list-item>
                <text:list-item>
                  <text:p text:style-name="P6">SUBSISTEMA VERTICAL O BACKBONE </text:p>
                </text:list-item>
              </text:list>
            </text:list-item>
            <text:list-item>
              <text:p text:style-name="P6">Dispositivos de red </text:p>
            </text:list-item>
            <text:list-item>
              <text:p text:style-name="P6">Tipos de medios I </text:p>
            </text:list-item>
            <text:list-item>
              <text:p text:style-name="P6">Tipos de medios II </text:p>
            </text:list-item>
          </text:list>
        </text:list-item>
        <text:list-item>
          <text:p text:style-name="P6">CABLEADO DE REDES </text:p>
          <text:list>
            <text:list-item>
              <text:p text:style-name="P6">Instalación física de la red </text:p>
            </text:list-item>
            <text:list-item>
              <text:p text:style-name="P6">Elementos de la instalación. </text:p>
            </text:list-item>
            <text:list-item>
              <text:p text:style-name="P6">La instalación eléctrica y de aire acondicionado </text:p>
            </text:list-item>
            <text:list-item>
              <text:p text:style-name="P6">Elementos de conectividad I </text:p>
              <text:list>
                <text:list-item>
                  <text:p text:style-name="P6">Elementos de conectividad II </text:p>
                </text:list-item>
                <text:list-item>
                  <text:p text:style-name="P6">Elementos de conectividad III </text:p>
                </text:list-item>
              </text:list>
            </text:list-item>
            <text:list-item>
              <text:p text:style-name="P6">Instalación del Centro de Proceso de Datos </text:p>
            </text:list-item>
            <text:list-item>
              <text:p text:style-name="P3">Certificación de la Instalación </text:p>
            </text:list-item>
          </text:list>
        </text:list-item>
      </text:list>
      <text:h text:style-name="Heading_20_3" text:outline-level="3">Con el estudio de esta unidad pretendemos que seas capaz de...</text:h>
      <text:p text:style-name="P1"/>
      <text:list xml:id="list2134769818" text:style-name="L2">
        <text:list-item>
          <text:p text:style-name="P7">Describir los elementos de una red local y su función </text:p>
        </text:list-item>
        <text:list-item>
          <text:p text:style-name="P7">Identificar y clasificar los medios de transmisión. </text:p>
        </text:list-item>
        <text:list-item>
          <text:p text:style-name="P7">Reconocer el mapa físico de una red local. </text:p>
        </text:list-item>
        <text:list-item>
          <text:p text:style-name="P7">Utilizar aplicaciones para representar el mapa físico de la red local. </text:p>
        </text:list-item>
        <text:list-item>
          <text:p text:style-name="P7"><text:soft-page-break/>Reconocer las distintas topologías de red. </text:p>
        </text:list-item>
        <text:list-item>
          <text:p text:style-name="P7">Reconocer los detalles del cableado de la instalación y su despliegue (categoría del cableado, espacios por los que discurre, soporte para las canalizaciones, entre otros). </text:p>
        </text:list-item>
        <text:list-item>
          <text:p text:style-name="P7">Seleccionar y montar las canalizaciones y tubos. </text:p>
        </text:list-item>
        <text:list-item>
          <text:p text:style-name="P7">Montar conectores sobre cables (cobre y fibra) de red. </text:p>
        </text:list-item>
        <text:list-item>
          <text:p text:style-name="P7">Montar los armarios de comunicaciones y sus accesorios. </text:p>
        </text:list-item>
        <text:list-item>
          <text:p text:style-name="P7">Montar y conectar las tomas de usuario y paneles de parcheo. </text:p>
        </text:list-item>
        <text:list-item>
          <text:p text:style-name="P7">Montar los equipos de conmutación en los armarios de comunicaciones. </text:p>
        </text:list-item>
        <text:list-item>
          <text:p text:style-name="P7">Conectar los equipos de conmutación a los paneles de parcheo. </text:p>
        </text:list-item>
        <text:list-item>
          <text:p text:style-name="P7">Etiquetar los cables y tomas de usuario </text:p>
        </text:list-item>
        <text:list-item>
          <text:p text:style-name="P7">Probar las líneas de comunicación entre las tomas de usuario y paneles de parcheo. </text:p>
        </text:list-item>
        <text:list-item>
          <text:p text:style-name="P7">Verificar la conectividad de la instalación </text:p>
        </text:list-item>
        <text:list-item>
          <text:p text:style-name="P7">Trabajar con la calidad y seguridad requeridas. </text:p>
        </text:list-item>
        <text:list-item>
          <text:p text:style-name="P4">Certificar los distintos elementos de las redes locales siguiendo la normativa vigente. </text:p>
        </text:list-item>
      </text:list>
      <text:p text:style-name="P2">También se pretende que... </text:p>
      <text:list xml:id="list1754349170" text:style-name="L3">
        <text:list-item>
          <text:p text:style-name="P8">Realices consultas y búsquedas en Internet, a través de los enlaces y actividades propuestos en la unidad. </text:p>
        </text:list-item>
        <text:list-item>
          <text:p text:style-name="P8">Domines las principales fuentes de información disponibles en formato electrónico. </text:p>
        </text:list-item>
        <text:list-item>
          <text:p text:style-name="P8">Participes y mantengas una comunicación fluida con tu profesor y con tus compañeros/as <text:s/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10-19T11:52:10</meta:creation-date>
    <dc:date>2012-10-19T12:08:18</dc:date>
    <dc:creator>ivan </dc:creator>
    <meta:editing-duration>PT8M52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3" meta:paragraph-count="70" meta:word-count="677" meta:character-count="3246" meta:non-whitespace-character-count="3520"/>
  </office:meta>
</office:document-meta>
</file>